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8pt" style:font-size-asian="18pt" style:font-size-complex="18pt"/>
    </style:style>
    <style:style style:name="P2" style:family="paragraph" style:parent-style-name="Standard">
      <style:text-properties style:font-name="Trebuchet MS" fo:font-size="12pt" style:font-size-asian="12pt" style:font-size-complex="12pt"/>
    </style:style>
    <style:style style:name="P3" style:family="paragraph" style:parent-style-name="Standard">
      <style:text-properties style:font-name="Trebuchet MS" fo:font-size="12pt" style:font-size-asian="12pt" style:font-size-complex="12pt"/>
    </style:style>
    <style:style style:name="P4" style:family="paragraph" style:parent-style-name="Standard" style:list-style-name="L1">
      <style:text-properties style:font-name="Trebuchet MS" fo:font-size="12pt" style:font-size-asian="12pt" style:font-size-complex="12pt"/>
    </style:style>
    <style:style style:name="P5" style:family="paragraph" style:parent-style-name="Standard" style:list-style-name="L2">
      <style:text-properties style:font-name="Trebuchet MS" fo:font-size="12pt" style:font-size-asian="12pt" style:font-size-complex="12pt"/>
    </style:style>
    <style:style style:name="P6" style:family="paragraph" style:parent-style-name="Standard" style:list-style-name="L3">
      <style:text-properties style:font-name="Trebuchet MS" fo:font-size="12pt" style:font-size-asian="12pt" style:font-size-complex="12pt"/>
    </style:style>
    <style:style style:name="P7" style:family="paragraph" style:parent-style-name="Standard" style:list-style-name="L4">
      <style:text-properties style:font-name="Trebuchet MS" fo:font-size="12pt" style:font-size-asian="12pt" style:font-size-complex="12pt"/>
    </style:style>
    <style:style style:name="P8" style:family="paragraph" style:parent-style-name="Standard" style:list-style-name="L5">
      <style:text-properties style:font-name="Trebuchet MS" fo:font-size="12pt" style:font-size-asian="12pt" style:font-size-complex="12pt"/>
    </style:style>
    <style:style style:name="P9" style:family="paragraph" style:parent-style-name="Standard" style:list-style-name="L6">
      <style:text-properties style:font-name="Trebuchet MS" fo:font-size="12pt" style:font-size-asian="12pt" style:font-size-complex="12pt"/>
    </style:style>
    <style:style style:name="P10" style:family="paragraph" style:parent-style-name="Standard" style:list-style-name="L7">
      <style:text-properties style:font-name="Trebuchet MS" fo:font-size="12pt" style:font-size-asian="12pt" style:font-size-complex="12pt"/>
    </style:style>
    <style:style style:name="P11" style:family="paragraph" style:parent-style-name="Standard" style:list-style-name="L8">
      <style:text-properties style:font-name="Trebuchet MS" fo:font-size="12pt" style:font-size-asian="12pt" style:font-size-complex="12pt"/>
    </style:style>
    <style:style style:name="P12" style:family="paragraph" style:parent-style-name="Standard" style:list-style-name="L9">
      <style:text-properties style:font-name="Trebuchet MS" fo:font-size="12pt" style:font-size-asian="12pt" style:font-size-complex="12pt"/>
    </style:style>
    <style:style style:name="P13" style:family="paragraph" style:parent-style-name="Standard" style:list-style-name="L10">
      <style:text-properties style:font-name="Trebuchet MS" fo:font-size="12pt" style:font-size-asian="12pt" style:font-size-complex="12pt"/>
    </style:style>
    <style:style style:name="P14" style:family="paragraph" style:parent-style-name="Standard" style:list-style-name="L11">
      <style:text-properties style:font-name="Trebuchet MS" fo:font-size="12pt" style:font-size-asian="12pt" style:font-size-complex="12pt"/>
    </style:style>
    <style:style style:name="P15" style:family="paragraph" style:parent-style-name="Standard" style:list-style-name="L12">
      <style:text-properties style:font-name="Trebuchet MS" fo:font-size="12pt" style:font-size-asian="12pt" style:font-size-complex="12pt"/>
    </style:style>
    <style:style style:name="P16" style:family="paragraph" style:parent-style-name="Standard" style:list-style-name="L13">
      <style:text-properties style:font-name="Trebuchet MS" fo:font-size="12pt" style:font-size-asian="12pt" style:font-size-complex="12pt"/>
    </style:style>
    <style:style style:name="P17" style:family="paragraph" style:parent-style-name="Standard" style:list-style-name="L14">
      <style:text-properties style:font-name="Trebuchet MS" fo:font-size="12pt" style:font-size-asian="12pt" style:font-size-complex="12pt"/>
    </style:style>
    <style:style style:name="P18" style:family="paragraph" style:parent-style-name="Standard" style:list-style-name="L15">
      <style:text-properties style:font-name="Trebuchet MS" fo:font-size="12pt" style:font-size-asian="12pt" style:font-size-complex="12pt"/>
    </style:style>
    <style:style style:name="P19" style:family="paragraph" style:parent-style-name="Standard" style:list-style-name="L16">
      <style:text-properties style:font-name="Trebuchet MS" fo:font-size="12pt" style:font-size-asian="12pt" style:font-size-complex="12pt"/>
    </style:style>
    <style:style style:name="P20" style:family="paragraph" style:parent-style-name="Standard" style:list-style-name="L17">
      <style:text-properties style:font-name="Trebuchet MS" fo:font-size="12pt" style:font-size-asian="12pt" style:font-size-complex="12pt"/>
    </style:style>
    <style:style style:name="P21" style:family="paragraph" style:parent-style-name="Standard" style:list-style-name="L18">
      <style:text-properties style:font-name="Trebuchet MS" fo:font-size="12pt" style:font-size-asian="12pt" style:font-size-complex="12pt"/>
    </style:style>
    <style:style style:name="P22" style:family="paragraph" style:parent-style-name="Standard" style:list-style-name="L19">
      <style:text-properties style:font-name="Trebuchet MS" fo:font-size="12pt" style:font-size-asian="12pt" style:font-size-complex="12pt"/>
    </style:style>
    <style:style style:name="P23" style:family="paragraph" style:parent-style-name="Standard" style:list-style-name="L21">
      <style:text-properties style:font-name="Trebuchet MS" fo:font-size="12pt" style:font-size-asian="12pt" style:font-size-complex="12pt"/>
    </style:style>
    <style:style style:name="P24" style:family="paragraph" style:parent-style-name="Standard" style:list-style-name="L22">
      <style:text-properties style:font-name="Trebuchet MS" fo:font-size="12pt" style:font-size-asian="12pt" style:font-size-complex="12pt"/>
    </style:style>
    <style:style style:name="P25" style:family="paragraph" style:parent-style-name="Standard" style:list-style-name="L23">
      <style:text-properties style:font-name="Trebuchet MS" fo:font-size="12pt" style:font-size-asian="12pt" style:font-size-complex="12pt"/>
    </style:style>
    <style:style style:name="P26" style:family="paragraph" style:parent-style-name="Standard" style:list-style-name="L24">
      <style:text-properties style:font-name="Trebuchet MS" fo:font-size="12pt" style:font-size-asian="12pt" style:font-size-complex="12pt"/>
    </style:style>
    <style:style style:name="P27" style:family="paragraph" style:parent-style-name="Standard" style:list-style-name="L25">
      <style:text-properties style:font-name="Trebuchet MS" fo:font-size="12pt" style:font-size-asian="12pt" style:font-size-complex="12pt"/>
    </style:style>
    <style:style style:name="P28" style:family="paragraph" style:parent-style-name="Standard" style:list-style-name="L26">
      <style:text-properties style:font-name="Trebuchet MS" fo:font-size="12pt" style:font-size-asian="12pt" style:font-size-complex="12pt"/>
    </style:style>
    <style:style style:name="P29" style:family="paragraph" style:parent-style-name="Standard" style:list-style-name="L27">
      <style:text-properties style:font-name="Trebuchet MS" fo:font-size="12pt" style:font-size-asian="12pt" style:font-size-complex="12pt"/>
    </style:style>
    <style:style style:name="P30" style:family="paragraph" style:parent-style-name="Standard" style:list-style-name="L22">
      <style:text-properties style:font-name="Trebuchet MS" fo:font-size="12pt" fo:background-color="#ffff00" style:font-size-asian="12pt" style:font-size-complex="12pt"/>
    </style:style>
    <style:style style:name="P31" style:family="paragraph" style:parent-style-name="Standard" style:list-style-name="L24">
      <style:text-properties style:font-name="Trebuchet MS" fo:font-size="12pt" fo:background-color="#ffff00" style:font-size-asian="12pt" style:font-size-complex="12pt"/>
    </style:style>
    <style:style style:name="P32" style:family="paragraph" style:parent-style-name="Standard" style:list-style-name="L25">
      <style:text-properties style:font-name="Trebuchet MS" fo:font-size="12pt" fo:background-color="#ffff00" style:font-size-asian="12pt" style:font-size-complex="12pt"/>
    </style:style>
    <style:style style:name="P33" style:family="paragraph" style:parent-style-name="Standard" style:list-style-name="L20">
      <style:text-properties style:font-name="Trebuchet MS" fo:font-size="12pt" fo:background-color="#ffff00" style:font-size-asian="12pt" style:font-size-complex="12pt"/>
    </style:style>
    <style:style style:name="P34" style:family="paragraph" style:parent-style-name="Standard" style:list-style-name="L22">
      <style:text-properties style:font-name="Trebuchet MS" fo:font-size="12pt" fo:font-weight="bold" fo:background-color="#ffff00" style:font-size-asian="12pt" style:font-weight-asian="bold" style:font-size-complex="12pt" style:font-weight-complex="bold"/>
    </style:style>
    <style:style style:name="T1" style:family="text">
      <style:text-properties fo:background-color="#fff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</text:p>
      <text:p text:style-name="P1"/>
      <text:list xml:id="list4146983863445286403" text:style-name="L1">
        <text:list-item>
          <text:p text:style-name="P4">En responsive :</text:p>
        </text:list-item>
      </text:list>
      <text:list xml:id="list1230160496210740272" text:style-name="L2">
        <text:list-item>
          <text:p text:style-name="P5">Le menu latéral doit couvrir tout l'écran</text:p>
        </text:list-item>
        <text:list-item>
          <text:p text:style-name="P5">rechercher un club sous forme d'icone qui ouvre un menu en haut à droite</text:p>
        </text:list-item>
      </text:list>
      <text:p text:style-name="P2"/>
      <text:list xml:id="list5486931251697478762" text:style-name="L3">
        <text:list-item>
          <text:p text:style-name="P6">Planning des cours</text:p>
        </text:list-item>
      </text:list>
      <text:list xml:id="list4693760696035747298" text:style-name="L4">
        <text:list-item>
          <text:p text:style-name="P7">le planning des cours doit être optimisé et le plus lisible possible</text:p>
        </text:list-item>
        <text:list-item>
          <text:p text:style-name="P7">garder le système de couleurs : une couleur par discipline </text:p>
        </text:list-item>
        <text:list-item>
          <text:p text:style-name="P7">possibilité d'intégrer les événements du cénacle directement dans le planning des cours pour chaque club</text:p>
        </text:list-item>
        <text:list-item>
          <text:p text:style-name="P7"/>
        </text:list-item>
      </text:list>
      <text:p text:style-name="P2"/>
      <text:list xml:id="list2528992937730721386" text:style-name="L5">
        <text:list-item>
          <text:p text:style-name="P8">Page d'accueil</text:p>
        </text:list-item>
      </text:list>
      <text:list xml:id="list5281304510213658838" text:style-name="L6">
        <text:list-item>
          <text:p text:style-name="P9">Faire figurer la mention « arts martiaux » pour comprendre dès le premier coup d'oeil, le terme « cénacle » n'est pas clair tout seul</text:p>
        </text:list-item>
        <text:list-item>
          <text:p text:style-name="P9">Laisser le menu en position fixed</text:p>
        </text:list-item>
        <text:list-item>
          <text:p text:style-name="P9">Possibilité d'intégrer un contact form dans le footer ?</text:p>
        </text:list-item>
      </text:list>
      <text:p text:style-name="P2"/>
      <text:list xml:id="list191867956610235201" text:style-name="L7">
        <text:list-item>
          <text:p text:style-name="P10">Fonction rechercher un club</text:p>
        </text:list-item>
      </text:list>
      <text:list xml:id="list8659786272386977684" text:style-name="L8">
        <text:list-item>
          <text:p text:style-name="P11">possibilité de chercher dès la page d'accueil avec une barre de recherche</text:p>
        </text:list-item>
      </text:list>
      <text:p text:style-name="P2">=&gt; Pays / Ville / Géolocalisation =&gt; Rayon autour de chez soi</text:p>
      <text:p text:style-name="P2"/>
      <text:list xml:id="list4836214588207516030" text:style-name="L9">
        <text:list-item>
          <text:p text:style-name="P12">Galerie médias</text:p>
        </text:list-item>
      </text:list>
      <text:list xml:id="list7579308658689423128" text:style-name="L10">
        <text:list-item>
          <text:p text:style-name="P13">possibilité de filtrer par année</text:p>
        </text:list-item>
        <text:list-item>
          <text:p text:style-name="P13">présenter en ligne une vignette par événement regroupant le dossier</text:p>
        </text:list-item>
        <text:list-item>
          <text:p text:style-name="P13">en passant sur la vignette : hover laissant apparaître le titre, date de l’événement, nombre de photos/vidéos</text:p>
        </text:list-item>
      </text:list>
      <text:p text:style-name="P2"/>
      <text:list xml:id="list4802704320620349278" text:style-name="L11">
        <text:list-item>
          <text:p text:style-name="P14">Documents</text:p>
        </text:list-item>
      </text:list>
      <text:list xml:id="list3833235285498060626" text:style-name="L12">
        <text:list-item>
          <text:p text:style-name="P15">Présenter sous forme de vignette (avec photo si possible) avec titre en-dessous comme un article de blog à consulter</text:p>
        </text:list-item>
        <text:list-item>
          <text:p text:style-name="P15">Possibilité de prévisualiser le document avant de le télécharger</text:p>
        </text:list-item>
        <text:list-item>
          <text:p text:style-name="P15">Sur la page d'accueil de tous les documents, mettre un bouton explicite pour télécharger directement chacun des documents</text:p>
        </text:list-item>
        <text:list-item>
          <text:p text:style-name="P15">Renommer tous les documents avec un titre clair et explicite</text:p>
        </text:list-item>
        <text:list-item>
          <text:p text:style-name="P15">Faire un tri et une mise à jour des documents à garder pour ne pas faire doublon avec les documents personnels accessibles dans le profil (charte par exemple)</text:p>
        </text:list-item>
        <text:list-item>
          <text:p text:style-name="P15">Rendre les documents accessibles selon rôle (ex : déclaration accident, feuille d'heures, factures, supports pour stand, pour professeur uniquement)</text:p>
        </text:list-item>
      </text:list>
      <text:p text:style-name="P2"/>
      <text:list xml:id="list322944219687077767" text:style-name="L13">
        <text:list-item>
          <text:p text:style-name="P16">Gestion des élèves</text:p>
        </text:list-item>
      </text:list>
      <text:list xml:id="list4383883434727969818" text:style-name="L14">
        <text:list-item>
          <text:p text:style-name="P17">inscriptions : relances par mail automatiques en cas de documents d'inscription manquants</text:p>
        </text:list-item>
      </text:list>
      <text:p text:style-name="P2"/>
      <text:list xml:id="list9055248762175947320" text:style-name="L15">
        <text:list-item>
          <text:p text:style-name="P18">Inscriptions</text:p>
        </text:list-item>
      </text:list>
      <text:list xml:id="list5934919304201977603" text:style-name="L16">
        <text:list-item>
          <text:p text:style-name="P19">Créer un compte avec identifiant et mot de passe + lien à valider par mail</text:p>
        </text:list-item>
        <text:list-item>
          <text:p text:style-name="P19">Processus par étapes pour l'inscription au club</text:p>
          <text:p text:style-name="P19"><text:soft-page-break/>1) </text:p>
        </text:list-item>
      </text:list>
      <text:p text:style-name="P2">- Vérifier si le paiement en ligne est possible et si tous les documents peuvent être numérisés et non donnés physiquement</text:p>
      <text:p text:style-name="P2"/>
      <text:list xml:id="list3941365221756936825" text:style-name="L17">
        <text:list-item>
          <text:p text:style-name="P20">Comment gérer la partie inscription des élèves aux compétitions ? Aux stages ?</text:p>
        </text:list-item>
      </text:list>
      <text:p text:style-name="P2">=&gt; inscriptions en ligne et envoyer un mail auto de confirmation à chaque inscription terminée</text:p>
      <text:p text:style-name="P2"/>
      <text:list xml:id="list7837057183152729562" text:style-name="L18">
        <text:list-item>
          <text:p text:style-name="P21">Envoi de fenêtre modale au moment de la connexion pour signaler une ouverture d'inscription à un stage ou une compétition ou autre événement important</text:p>
        </text:list-item>
      </text:list>
      <text:p text:style-name="P2"/>
      <text:list xml:id="list989330612072247052" text:style-name="L19">
        <text:list-item>
          <text:p text:style-name="P22">Gestion des longues listes d'élèves sous forme de liste par ordre alphabétique / filtre par club : accordéon en cliquant sur le nom pour afficher les coordonnées de l'élève ou du club =&gt; à mettre en place quand il y a peu d'infos</text:p>
        </text:list-item>
      </text:list>
      <text:p text:style-name="P2"/>
      <text:list xml:id="list6254704365423142816" text:style-name="L20">
        <text:list-item>
          <text:p text:style-name="P33">Liste des clubs</text:p>
        </text:list-item>
      </text:list>
      <text:p text:style-name="P2">Système par accordéon pour dérouler :</text:p>
      <text:list xml:id="list8247442729144064803" text:style-name="L21">
        <text:list-item>
          <text:p text:style-name="P23">présentation du club</text:p>
        </text:list-item>
        <text:list-item>
          <text:p text:style-name="P23">coordonnées et contact</text:p>
        </text:list-item>
        <text:list-item>
          <text:p text:style-name="P23">disciplines enseignées + catégories âges</text:p>
        </text:list-item>
        <text:list-item>
          <text:p text:style-name="P23">planning des cours</text:p>
        </text:list-item>
      </text:list>
      <text:p text:style-name="P2"/>
      <text:p text:style-name="P2"/>
      <text:p text:style-name="P2">Prochaines étapes : </text:p>
      <text:list xml:id="list7780135401211731165" text:style-name="L22">
        <text:list-item>
          <text:p text:style-name="P30">maquettes responsives</text:p>
        </text:list-item>
        <text:list-item>
          <text:p text:style-name="P24"><text:span text:style-name="T1">maquette liste des clubs </text:span>/ galerie</text:p>
        </text:list-item>
        <text:list-item>
          <text:p text:style-name="P30">l'internationalisation : proposer un bouton pour changer la langue du site</text:p>
        </text:list-item>
        <text:list-item>
          <text:p text:style-name="P24">ajouter un captcha / envoyer un lien à valider pour finaliser les inscriptions</text:p>
        </text:list-item>
        <text:list-item>
          <text:p text:style-name="P24">Commencer à se renseigner pour le HTML CSS</text:p>
        </text:list-item>
        <text:list-item>
          <text:p text:style-name="P24">mettre les fichiers créées sur Github</text:p>
        </text:list-item>
        <text:list-item>
          <text:p text:style-name="P24">Designer les plannings des cours</text:p>
        </text:list-item>
        <text:list-item>
          <text:p text:style-name="P34">Designer les catégories et le menu accessibles membre du club</text:p>
        </text:list-item>
      </text:list>
      <text:p text:style-name="P2"/>
      <text:p text:style-name="P2"/>
      <text:list xml:id="list4762382278517830600" text:style-name="L23">
        <text:list-item>
          <text:p text:style-name="P25">Idées visuels / animations</text:p>
        </text:list-item>
      </text:list>
      <text:list xml:id="list3511312806682519702" text:style-name="L24">
        <text:list-item>
          <text:p text:style-name="P31">détourer des paos / raquettes / autres armes</text:p>
        </text:list-item>
        <text:list-item>
          <text:p text:style-name="P31">animer les cartes âges et ouvrir un fenêtre modale en cliquant sur la carte</text:p>
        </text:list-item>
        <text:list-item>
          <text:p text:style-name="P26">intégrer une carte google maps dans la liste des clubs ?</text:p>
        </text:list-item>
      </text:list>
      <text:list xml:id="list7557296243432428912" text:style-name="L25">
        <text:list-item>
          <text:p text:style-name="P27">automatiser le calcul des tarifs si changement : voir comment détailler les tarifs par discipline / âge sans alourdir</text:p>
        </text:list-item>
        <text:list-item>
          <text:p text:style-name="P32">indiquer le site plus explict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git status : </text:p>
      <text:p text:style-name="P2">statut du fichier</text:p>
      <text:p text:style-name="P2"/>
      <text:p text:style-name="P2">git add .</text:p>
      <text:p text:style-name="P2"/>
      <text:p text:style-name="P2">Process pour envoyer les docs :</text:p>
      <text:p text:style-name="P2">git add .</text:p>
      <text:p text:style-name="P2">=&gt; ajout d'un fichier en local</text:p>
      <text:p text:style-name="P2"/>
      <text:p text:style-name="P2">git commit</text:p>
      <text:p text:style-name="P2"/>
      <text:p text:style-name="P2">git push origin master</text:p>
      <text:p text:style-name="P2"/>
      <text:p text:style-name="P2">Process pour récupérer </text:p>
      <text:p text:style-name="P2"/>
      <text:p text:style-name="P2"/>
      <text:list xml:id="list8600394420522260810" text:style-name="L26">
        <text:list-item>
          <text:p text:style-name="P28">Adapter les fonctions par rôle</text:p>
        </text:list-item>
      </text:list>
      <text:p text:style-name="P2"/>
      <text:list xml:id="list6613155227800213568" text:style-name="L27">
        <text:list-item>
          <text:p text:style-name="P29">Admin :</text:p>
        </text:list-item>
      </text:list>
      <text:p text:style-name="P2">- Modifier la liste des clubs : peut-on passer directement par la rubrique « liste des clubs » ou passer par le menu ?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4-08T08:55:38.90</meta:creation-date>
    <dc:date>2021-04-21T11:27:11.78</dc:date>
    <meta:editing-duration>P1DT16H14M12S</meta:editing-duration>
    <meta:editing-cycles>41</meta:editing-cycles>
    <meta:generator>OpenOffice/4.1.7$Win32 OpenOffice.org_project/417m1$Build-9800</meta:generator>
    <meta:document-statistic meta:table-count="0" meta:image-count="0" meta:object-count="0" meta:page-count="3" meta:paragraph-count="70" meta:word-count="694" meta:character-count="3864"/>
  </office:meta>
</office:document-meta>
</file>